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Dm^3</text:p>
          </table:table-cell>
        </table:table-row>
        <table:table-row table:style-name="ro1">
          <table:table-cell office:value-type="string" calcext:value-type="string">
            <text:p>Objetość brutto</text:p>
          </table:table-cell>
          <table:table-cell table:formula="of:=13.44 * 3.7 * 3" office:value-type="float" office:value="149.184" calcext:value-type="float">
            <text:p>149,18</text:p>
          </table:table-cell>
        </table:table-row>
        <table:table-row table:style-name="ro1">
          <table:table-cell office:value-type="string" calcext:value-type="string">
            <text:p>Przegrody poziome</text:p>
          </table:table-cell>
          <table:table-cell table:formula="of:=3 * (3.7 * 3 - 12*3.14159*0.38*0.38) * 0.18" office:value-type="float" office:value="3.05437653792" calcext:value-type="float">
            <text:p>3,05</text:p>
          </table:table-cell>
        </table:table-row>
        <table:table-row table:style-name="ro1">
          <table:table-cell office:value-type="string" calcext:value-type="string">
            <text:p>Przegrody pionowe</text:p>
          </table:table-cell>
          <table:table-cell table:formula="of:=2 * (3.8 * 1.48 - 3*3.14159*0.45*0.45) * 0.18" office:value-type="float" office:value="1.337574267" calcext:value-type="float">
            <text:p>1,34</text:p>
          </table:table-cell>
        </table:table-row>
        <table:table-row table:style-name="ro1">
          <table:table-cell office:value-type="string" calcext:value-type="string">
            <text:p>Kanał bass-refleks</text:p>
          </table:table-cell>
          <table:table-cell table:formula="of:=3.14159*0.8*0.8*2.6" office:value-type="float" office:value="5.22760576" calcext:value-type="float">
            <text:p>5,23</text:p>
          </table:table-cell>
        </table:table-row>
        <table:table-row table:style-name="ro1">
          <table:table-cell office:value-type="string" calcext:value-type="string">
            <text:p>Głośniki niskotonowe</text:p>
          </table:table-cell>
          <table:table-cell table:formula="of:=2*2.13" office:value-type="float" office:value="4.26" calcext:value-type="float">
            <text:p>4,26</text:p>
          </table:table-cell>
        </table:table-row>
        <table:table-row table:style-name="ro1">
          <table:table-cell office:value-type="string" calcext:value-type="string">
            <text:p>Tuba + driver</text:p>
          </table:table-cell>
          <table:table-cell table:formula="of:=1.1 + 3.14159*0.5*0.5* 0.6" office:value-type="float" office:value="1.5712385" calcext:value-type="float">
            <text:p>1,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jetosc netto</text:p>
          </table:table-cell>
          <table:table-cell table:formula="of:=[.B2]-SUM([.B3:.B8])" office:value-type="float" office:value="133.73320493508" calcext:value-type="float">
            <text:p>133,73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1:06:28.136912248</meta:creation-date>
    <dc:date>2018-11-06T21:27:38.216743124</dc:date>
    <meta:editing-duration>PT10M8S</meta:editing-duration>
    <meta:editing-cycles>4</meta:editing-cycles>
    <meta:generator>LibreOffice/6.1.3.1$Linux_X86_64 LibreOffice_project/10$Build-1</meta:generator>
    <meta:document-statistic meta:table-count="1" meta:cell-count="15" meta:object-count="0"/>
  </office:meta>
</office:document-meta>
</file>